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1a22b5" officeooo:paragraph-rsid="001a22b5"/>
    </style:style>
    <style:style style:name="P2" style:family="paragraph" style:parent-style-name="Standard">
      <style:text-properties style:font-name="Liberation Sans" officeooo:rsid="001ab4d5" officeooo:paragraph-rsid="001ab4d5"/>
    </style:style>
    <style:style style:name="T1" style:family="text">
      <style:text-properties officeooo:rsid="001c6b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torial to run PANTHER and REVIGO analysis</text:p>
      <text:p text:style-name="P1"/>
      <text:p text:style-name="P1">Prepare your file by opening the DE table and remove all columns except the Solyc and fold change.</text:p>
      <text:p text:style-name="P1"/>
      <text:p text:style-name="P1">Create a .csv file, separetd by tab, without any symbol (i.e. “”, check in the text editor). Remove the last number and dot in Solyc ID (PANTHER DO NOT WORK OTHERWISE) in libreoffice with .[0-9]$ regular expression in find and replace (Solyc should look like this: Solyc01g008540.3).</text:p>
      <text:p text:style-name="P1"/>
      <text:p text:style-name="P1"><text:span text:style-name="T1">Open the PANTHER website and r</text:span>un analysis, GO-slim present better results for tomato.</text:p>
      <text:p text:style-name="P1"/>
      <text:p text:style-name="P1">Save the .txt file <text:span text:style-name="T1">in from_PANTHER directory</text:span>.</text:p>
      <text:p text:style-name="P1"/>
      <text:p text:style-name="P1">Run extract_to_REVIGO.py python script.</text:p>
      <text:p text:style-name="P1"/>
      <text:p text:style-name="P1">Open the to_REVIGO directory, this <text:span text:style-name="T1">created</text:span>.csv file contains the GO terms and the FDR generated by PANTHER. Open REVIGO website and copy paste this two colums and run the default analysis. Save the file with the defalult name (i.e. REVIGO.csv) <text:span text:style-name="T1">in the from_REVIGO directory</text:span>.</text:p>
      <text:p text:style-name="P1"/>
      <text:p text:style-name="P1">Run REVIGO_results_parser.py python script.</text:p>
      <text:p text:style-name="P1"/>
      <text:p text:style-name="P1">In the to_R folder, run the GO_chart.R.</text:p>
      <text:p text:style-name="P1"/>
      <text:p text:style-name="P2">Rename the file REVIGO.csv to store and organize all the fi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6:15:01.140344627</meta:creation-date>
    <dc:date>2020-04-01T06:46:51.438322705</dc:date>
    <meta:editing-duration>PT31M53S</meta:editing-duration>
    <meta:editing-cycles>3</meta:editing-cycles>
    <meta:generator>LibreOffice/6.4.1.2$Linux_X86_64 LibreOffice_project/40$Build-2</meta:generator>
    <meta:document-statistic meta:table-count="0" meta:image-count="0" meta:object-count="0" meta:page-count="1" meta:paragraph-count="10" meta:word-count="162" meta:character-count="1011" meta:non-whitespace-character-count="859"/>
  </office:meta>
</office:document-meta>
</file>